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paragraph-properties fo:margin-top="0cm" fo:margin-bottom="0.282cm" style:contextual-spacing="false" fo:line-height="105%" fo:text-align="center" style:justify-single-word="false"/>
      <style:text-properties officeooo:paragraph-rsid="001bc731"/>
    </style:style>
    <style:style style:name="P2" style:family="paragraph" style:parent-style-name="Standard">
      <style:paragraph-properties fo:text-align="center" style:justify-single-word="false"/>
      <style:text-properties officeooo:paragraph-rsid="001bc731"/>
    </style:style>
    <style:style style:name="P3" style:family="paragraph" style:parent-style-name="Standard">
      <style:paragraph-properties fo:margin-top="0cm" fo:margin-bottom="0.282cm" style:contextual-spacing="false" fo:line-height="107%"/>
      <style:text-properties fo:color="#262626" loext:opacity="100%" style:font-name="TimesNewRomanPSMT" fo:font-size="12pt" style:text-underline-style="none" officeooo:paragraph-rsid="001bc731" style:font-size-asian="12pt"/>
    </style:style>
    <style:style style:name="P4" style:family="paragraph" style:parent-style-name="Standard">
      <style:paragraph-properties fo:margin-top="0cm" fo:margin-bottom="0.282cm" style:contextual-spacing="false" fo:line-height="107%" fo:text-align="center" style:justify-single-word="false"/>
      <style:text-properties fo:color="#262626" loext:opacity="100%" style:font-name="TimesNewRomanPSMT" fo:font-size="22pt" style:text-underline-style="none" officeooo:paragraph-rsid="001bc731" style:font-size-asian="22pt"/>
    </style:style>
    <style:style style:name="P5" style:family="paragraph" style:parent-style-name="Standard">
      <style:paragraph-properties fo:text-align="center" style:justify-single-word="false"/>
      <style:text-properties fo:color="#262626" loext:opacity="100%" style:font-name="TimesNewRomanPSMT" fo:font-size="22pt" style:text-underline-style="none" officeooo:paragraph-rsid="001bc731" style:font-size-asian="22pt"/>
    </style:style>
    <style:style style:name="P6" style:family="paragraph" style:parent-style-name="Standard">
      <style:text-properties fo:color="#262626" loext:opacity="100%" style:font-name="TimesNewRomanPSMT" fo:font-size="22pt" style:text-underline-style="none" officeooo:rsid="002391fb" officeooo:paragraph-rsid="001bc731" style:font-size-asian="22pt"/>
    </style:style>
    <style:style style:name="P7" style:family="paragraph" style:parent-style-name="Standard">
      <style:paragraph-properties fo:margin-top="0cm" fo:margin-bottom="0.282cm" style:contextual-spacing="false" fo:line-height="107%" fo:text-align="center" style:justify-single-word="false"/>
      <style:text-properties officeooo:paragraph-rsid="001bc731"/>
    </style:style>
    <style:style style:name="P8" style:family="paragraph" style:parent-style-name="Standard">
      <style:paragraph-properties fo:margin-top="0cm" fo:margin-bottom="0.282cm" style:contextual-spacing="false" fo:line-height="107%"/>
      <style:text-properties officeooo:paragraph-rsid="001bc731"/>
    </style:style>
    <style:style style:name="P9" style:family="paragraph" style:parent-style-name="Standard">
      <style:text-properties officeooo:paragraph-rsid="001bc731"/>
    </style:style>
    <style:style style:name="P10" style:family="paragraph" style:parent-style-name="Standard">
      <style:text-properties officeooo:rsid="003297b3" officeooo:paragraph-rsid="001bc731"/>
    </style:style>
    <style:style style:name="P11" style:family="paragraph" style:parent-style-name="Standard" style:master-page-name="MP0">
      <style:paragraph-properties fo:margin-top="0cm" fo:margin-bottom="0.282cm" style:contextual-spacing="false" fo:line-height="107%" fo:text-align="center" style:justify-single-word="false" style:page-number="auto" fo:break-before="page"/>
      <style:text-properties fo:color="#262626" loext:opacity="100%" style:font-name="TimesNewRomanPSMT" fo:font-size="22pt" style:text-underline-style="none" officeooo:paragraph-rsid="001bc731" style:font-size-asian="22pt"/>
    </style:style>
    <style:style style:name="P12" style:family="paragraph" style:parent-style-name="Standard">
      <style:text-properties officeooo:paragraph-rsid="001bc731"/>
    </style:style>
    <style:style style:name="P13" style:family="paragraph" style:parent-style-name="Standard">
      <style:paragraph-properties fo:text-align="center" style:justify-single-word="false"/>
      <style:text-properties officeooo:paragraph-rsid="001dab3d"/>
    </style:style>
    <style:style style:name="T1" style:family="text">
      <style:text-properties fo:color="#262626" loext:opacity="100%" style:font-name="TimesNewRomanPSMT" fo:font-size="22pt" fo:language="ru" fo:country="RU" style:font-size-asian="22pt"/>
    </style:style>
    <style:style style:name="T2" style:family="text">
      <style:text-properties fo:color="#262626" loext:opacity="100%" style:font-name="TimesNewRomanPSMT" fo:font-size="22pt" fo:language="ru" fo:country="RU" officeooo:rsid="00436e11" style:font-size-asian="22pt"/>
    </style:style>
    <style:style style:name="T3" style:family="text">
      <style:text-properties fo:color="#262626" loext:opacity="100%" style:font-name="TimesNewRomanPSMT" fo:font-size="22pt" fo:language="ru" fo:country="RU" officeooo:rsid="0047dfb9" style:font-size-asian="22pt"/>
    </style:style>
    <style:style style:name="T4" style:family="text">
      <style:text-properties fo:color="#262626" loext:opacity="100%" style:font-name="TimesNewRomanPSMT" fo:font-size="22pt" style:text-underline-style="none" style:font-size-asian="22pt"/>
    </style:style>
    <style:style style:name="T5" style:family="text">
      <style:text-properties fo:color="#262626" loext:opacity="100%" style:font-name="TimesNewRomanPSMT" fo:font-size="22pt" style:text-underline-style="none" officeooo:rsid="002391fb" style:font-size-asian="22pt"/>
    </style:style>
    <style:style style:name="T6" style:family="text">
      <style:text-properties fo:color="#262626" loext:opacity="100%" style:font-name="TimesNewRomanPSMT" fo:font-size="12pt" style:text-underline-style="none" style:font-size-asian="12pt"/>
    </style:style>
    <style:style style:name="T7" style:family="text">
      <style:text-properties fo:color="#262626" loext:opacity="100%" style:font-name="TimesNewRomanPSMT" fo:font-size="12pt" fo:language="ru" fo:country="RU" style:text-underline-style="none" style:font-size-asian="12pt"/>
    </style:style>
    <style:style style:name="T8" style:family="text">
      <style:text-properties fo:color="#262626" loext:opacity="100%" style:font-name="TimesNewRomanPSMT" fo:font-size="12pt" fo:language="ru" fo:country="RU" style:text-underline-style="none" officeooo:rsid="001c1899" style:font-size-asian="12pt"/>
    </style:style>
    <style:style style:name="T9" style:family="text">
      <style:text-properties fo:color="#262626" loext:opacity="100%" style:font-name="TimesNewRomanPSMT" fo:font-size="12pt" fo:language="ru" fo:country="RU" style:text-underline-style="none" officeooo:rsid="001dab3d" style:font-size-asian="12pt"/>
    </style:style>
    <style:style style:name="T10" style:family="text">
      <style:text-properties officeooo:rsid="002de77b"/>
    </style:style>
    <style:style style:name="T11" style:family="text">
      <style:text-properties fo:language="ru" fo:country="RU" officeooo:rsid="001dab3d"/>
    </style:style>
    <style:style style:name="T12" style:family="text">
      <style:text-properties officeooo:rsid="001dab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Титульный слайд</text:p>
      <text:p text:style-name="P8"><text:span text:style-name="T4"><text:tab/></text:span><text:span text:style-name="T8">В</text:span><text:span text:style-name="T6">опрос по выбору посвящен квантовым вычислениям и их реализации в квантовых компьютерах на ионных ловушках. </text:span><text:span text:style-name="T9">Я <text:s/>заинтересовался этой темой, потому</text:span><text:span text:style-name="T6"> </text:span><text:span text:style-name="T9">что </text:span><text:span text:style-name="T6">сейчас тема квантовых компьютеров очень популярна в связи с перспективой их применения в криптографии и математическом моделировании. </text:span><text:span text:style-name="T9">Сейчас существует огромное количество </text:span><text:span text:style-name="T7">статей, посвящен</text:span><text:span text:style-name="T9">ных </text:span><text:span text:style-name="T6">эффективности </text:span><text:span text:style-name="T9">квантовых компьютеров </text:span><text:span text:style-name="T6">для решения различных задач и их серьезном влиянии на будущее человечества. </text:span><text:span text:style-name="T9">Я </text:span><text:span text:style-name="T6">решили разобраться в этой теме, узнать как устроен квантовый компьютер, а также оценить, насколько действительно хороши квантовые компьютеры с точки зрения вычислений. <text:s/>Конкретно </text:span><text:span text:style-name="T9">меня </text:span><text:span text:style-name="T6">заинтересовало, как вычисляют квантовые компьютеры, чем они отличаются от классических, как они устроены с точки зрения физики и насколько они перспективны. Как оказалось, квантовые компьютеры имеют </text:span><text:span text:style-name="T9">под своей сущностью </text:span><text:span text:style-name="T6">массу физических </text:span><text:span text:style-name="T9">явлений</text:span><text:span text:style-name="T6">.</text:span><text:span text:style-name="T7"> </text:span><text:span text:style-name="T9">Существует множество реализаций квантовых компьютером и реализация </text:span><text:span text:style-name="T6">на ионных ловушках </text:span><text:span text:style-name="T9">лишь одна их них</text:span><text:span text:style-name="T6">. Так, <text:s/>существуют кубиты на фотонах, сверхпроводниках, оптических резонаторах, </text:span><text:span text:style-name="T9">да и в целом на любых квантовых объектах, обладающих определенными свойствами</text:span><text:span text:style-name="T6">.</text:span><text:span text:style-name="T7"> </text:span><text:span text:style-name="T9">Конкретно выбор реализации на ионной ловушке был выбрал потому, что он имеет наиболее близкую к нашему курсу физику, а другие реализации куда сложнее.</text:span></text:p>
      <text:p text:style-name="P7"><text:span text:style-name="T6"><text:tab/></text:span><text:span text:style-name="T4">Оглавление</text:span></text:p>
      <text:p text:style-name="P8"><text:span text:style-name="T4"><text:tab/></text:span><text:span text:style-name="T6">Содержание нашего вопроса по выбору следующее…</text:span></text:p>
      <text:p text:style-name="P4">Введение в квантовые вычисления</text:p>
      <text:p text:style-name="P3"><text:tab/>Зададимся вначале простым вопросом: как реализуется классический бит? Ответ на него прост: существуют триггеры – электронные устройства, способные долго находиться в одном из двух устойчивых состояний и чередовать их под воздействием внешних сигналов. Они преимущественно изготовляются из полупроводниковых приборов (такие как биполярный и полевой транзисторы). Состояния триггеров условно обозначаются как 0 и 1. Они сохраняются после прекращения действия переключающего сигнала, что позволяет их использовать как элементы памяти. Их состояния легко опознаются по значению выходного напряжения. При этом надо отметить, что состояние триггера не меняется после измерения выходного напряжения. Итак, особенность классического бита (или, что то же самое, триггера) состоит в том, что он может быть строго в двух состояниях, эти состояния устойчивы и не меняются после измерения <text:span text:style-name="T12">(</text:span><text:span text:style-name="T11">последнее свойство крайне важное, что мы рассмотрим в будущем)</text:span>. </text:p>
      <text:p text:style-name="P8"><text:span text:style-name="T6"><text:tab/>Прежде чем разбираться с устройстве квантовых битов (или кубитов), нужно разобраться с тем, что такое пространство состояний. В квантовой механике с каждой изолированной физической системой связывается комлексное векторное пространство со скалярным произведением с требованием полноты относительно метрики, порожденной скалярным произведением. Это пространство состояний физической системы. Оно вообще говоря, может быть бесконечномерным, однако, говоря о кубите, мы имеем дело с двумерным комплексным пространством C^2. Обозначим его базисные векторы состояний за |0&gt; и |1&gt; - это так называемые кет-векторы. Они аналогичны состояниям 0 и 1 классического бита-триггера, хотя, конечно, это сравнение неформальное, так как физическая реализация классических триггеров и квантовых кубитов принципиально отличается, да и базис в </text:span><text:soft-page-break/><text:span text:style-name="T6">простанстве состояний можно выбрать бесконечным числом способов. Заметим, что произвольный вектор из пространства состояний является линейной комбинацией базисных кет-векторов. Здесь проявляется первое отличие кубита от классического бита – кубит находится в суперпозиции двух состояний и формально принимает бесконечное число значений. Значит ли это, что кубит имеет бесконечную вариацию состояний? Оказывается, что во время измерения кубит переходит только в одно из двух состояний- |0&gt; или |1&gt; и мы не можем измерить значений коэффициентов. Тем не менее, измеряя один и тот же кубит много раз, мы можем оценить квадраты модулей этих коэффициентов, поскольку они равны вероятностям перейти в соответствующее состояние. Отсюда кстати, получается условие нормировки. После измерения, состояние кубита переходит </text:span><text:span text:style-name="T9">в </text:span><text:span text:style-name="T6">фиксированное состояние – ситуация, аналогичная коту Шреддингера. Это значит, что процесс измерения влияет на состояние кубита, в отличие от классического бита. Как будет далее, квантовые системы очень неустойчивы и требуют ресурсов для поддержания кубита в суперпозиции. Это также отличает классический бит от кубита. </text:span></text:p>
      <text:p text:style-name="P4">Классический бит и квантовый (картинка)</text:p>
      <text:p text:style-name="P3"><text:tab/>Геометрическая интерпретация состояния кубита получается из условия нормировки. Множитель с гамма можно игнорировать, так как он не приводит к наблюдаемым эффектам. Тогда мы получаем вектор состояния, зависящий от двух параметров, конец которого заметает единичную сферу Блоха. Пример физической реализации двухуровненой модели кубита – атом с электронном в основном и первым возбужденном состояниями. Облучая атом энергией в течении некоторого времени, можно перевести электрон из состояния 0 в состояние 1. Оказывается, что если сократить время облучения, то можно оставить электрон в суперпозиции этих двух состояний. Таким образом имеем атомную реализации кубита.</text:p>
      <text:p text:style-name="P3"/>
      <text:p text:style-name="P9"><text:span text:style-name="T6"><text:tab/></text:span> <text:s text:c="3"/></text:p>
      <text:p text:style-name="P9"/>
      <text:p text:style-name="P2"><text:s text:c="3"/></text:p>
      <text:p text:style-name="P9"/>
      <text:p text:style-name="P2"><text:s text:c="4"/><text:span text:style-name="T4">Принцип работы ионной ловушки. Общие сведения</text:span></text:p>
      <text:p text:style-name="P9"/>
      <text:p text:style-name="P9"><text:s text:c="3"/></text:p>
      <text:p text:style-name="P9"/>
      <text:p text:style-name="P9"><text:s text:c="4"/>Идея: контролирование спиновых состояний. Небольшое количество ионизированных атомов удерживается в электромагнитной ловушке, после чего они охлаждаются <text:s/>до температуры, при которой кинетическая энергия становится малой по сравнению со спиновыми энергиями.</text:p>
      <text:p text:style-name="P9"><text:s text:c="4"/>Включая внешнее резонансное магнитное поле, можно селективно воздействоавть на</text:p>
      <text:p text:style-name="P9"><text:s text:c="4"/>некоторую пару состояний.</text:p>
      <text:p text:style-name="P9"><text:s text:c="6"/>Физическая аппаратура:</text:p>
      <text:p text:style-name="P9"><text:s text:c="4"/>Главная часть экспериментальной установки: электромагнитная ловушка, оборудованная лазерами,</text:p>
      <text:p text:style-name="P9"><text:s text:c="4"/>фотодетекторы, ионы. Состоит из четырех цилиндрических электродов. Между внутренним и внешним</text:p>
      <text:p text:style-name="P9"><text:s text:c="4"/>участками электрода поддерживается постоянная разность потенциалов так, что ионы находятся в</text:p>
      <text:p text:style-name="P9"><text:soft-page-break/><text:s text:c="4"/>статическом потенциале kU0 (z^2 - (x^2 + y^2) / 2) и таким образом локализованы вдоль оси z.</text:p>
      <text:p text:style-name="P9"><text:s text:c="4"/>Однако, согласно теореме Ирншоу, заряд не может удерживаться по всем трем координатам</text:p>
      <text:p text:style-name="P9"><text:s text:c="4"/>в статическом потенциале, соответственно, на два из четырех электродов подают быстросциллирующее напряжение, создающее радиочастотный потенциал &lt; insert here &gt; , а два других электрода заземлены <text:s/>После усреднения по быстрым осцилляциям получаем эффективный параболический потенциал.</text:p>
      <text:p text:style-name="P9"/>
      <text:p text:style-name="P2"><text:s text:c="2"/>! <text:s text:c="2"/><text:span text:style-name="T4">Захват иона. Ловушка Паули</text:span></text:p>
      <text:p text:style-name="P9"/>
      <text:p text:style-name="P9"><text:s text:c="8"/>Радиочастотная ловушка основана на изменении во времени потенциала, который в любой момент времени является антиконфайнментом по крайней мере в одном измерении. Конфайнмент с использованием такого изменения времени затруднен из-за инерции массивной заряженной частицы. Таким образом, становится ясно, что стабильность иона в таком пондеро-моторном потенциале, созданном подобным образом, будет зависеть от параметров как радиочастотного потенциала, так и самого иона. Действительно, движение иона в радиочастотной ловушке Пауля удовлетворяет уравнению Матье [11] и детально зависит от этих параметров, т.е. от отношения заряда иона к его массе, частоты радиочастоты, амплитуды радиочастоты и кривизны потенциала. Решения уравнения Матье приводят к так называемому "секулярному" гармоническому ограниченному движению на частоте, обычно несколько меньше<text:line-break/><text:line-break/>Переведено с помощью www.DeepL.com/Translator (бесплатная версия)</text:p>
      <text:p text:style-name="P9"/>
      <text:p text:style-name="P9"/>
      <text:p text:style-name="P9"/>
      <text:p text:style-name="P2"><text:s text:c="4"/>! <text:span text:style-name="T4">Доплеровское охлаждение</text:span></text:p>
      <text:p text:style-name="P9"/>
      <text:p text:style-name="P9"><text:s text:c="8"/>Доплеровское охлаждение — метод лазерного охлаждения, который основан на эффекте Доплера и спонтанном комбинационном рассеянии. Выберем два уровня энергии, основной и возбужденный, между которыми разрешен дипольный электрический переход. Вероятность столкновений молекул в единицу времени в газе много меньше, чем радиационная ширина спектральной линии перехода, и равна вероятности поглощения оптического фотона в единицу времени. Частота лазера выбирается несколько ниже частоты перехода. Благодаря эффекту Доплера те атомы, которые движутся навстречу фотону, «видят» более высокую частоту фотона и оказываются в условиях сильного резонансного рассеяния, в отличие от противоположного случая, когда условие резонанса не выполняется. В результате доминирует процесс поглощения фотонов со спонтанным переизлучением их в произвольном направлении в пространстве, сопровождающийся торможением движущихся атомов. При спонтанном комбинационном рассеянии в среднем происходит излучение фотона с частотой, большей чем у поглощённого фотона. Таким образом, излучённый фотон имеет большую энергию, чем поглощённый. Разность энергий этих фотонов «заимствуется» из энергии теплового движения атома. Если длина волны лазера равна, например, 600 нм, то в каждом акте рассеяния атом охлаждается на несколько милликельвин. В результате, для существенного охлаждения атома нужно порядка 100000 актов рассеяния.</text:p>
      <text:p text:style-name="P9"/>
      <text:p text:style-name="P2"><text:s/></text:p>
      <text:p text:style-name="P9"/>
      <text:p text:style-name="P9"/>
      <text:p text:style-name="P9"/>
      <text:p text:style-name="P9"/>
      <text:p text:style-name="P9"><text:soft-page-break/></text:p>
      <text:p text:style-name="P9"/>
      <text:p text:style-name="P9"/>
      <text:p text:style-name="P9"/>
      <text:p text:style-name="P5">Кубит на ионной ловушке. Физическая реализация кубита</text:p>
      <text:p text:style-name="P9"/>
      <text:p text:style-name="P9">Любая двухуровневая квантовая система может образовать кубит, и есть два основных способа сформировать кубит с использованием электронных состояний иона</text:p>
      <text:p text:style-name="P9"/>
      <text:p text:style-name="P10">Первый способ в реализации комьютера на ионах в ловушке – это кубит на оптичесих фотонах. Взглянем на энергетические переходы в ионе. Рассмотрим для примера атом кальция, который имеет только 1 электрон на внешней оболочке. Тогда для него получим диаграмму энергетических переходов, изображенную на картинке. Оптические кубиты сравнительно недолговечны, требуют более точный подобр частоты излучения лазера для коррекции.</text:p>
      <text:p text:style-name="P9"/>
      <text:p text:style-name="P9">Второй способ реализации кубитов – кубит на сверхтонкой структуре основного уровня.</text:p>
      <text:p text:style-name="P9"/>
      <text:p text:style-name="P9"><text:s text:c="4"/>Сверхтонкие кубиты чрезвычайно долговечны (время распада от тысяч до миллионов лет) и стабильны по фазе / частоте (традиционно используются для атомных стандартов частоты) Однако разность уровней энергии между уровнями сверхтонкой структуры и уровнями оптических фотонов намного меньше, что усложняет процесс их контролирования и инициализации.</text:p>
      <text:p text:style-name="P9"/>
      <text:p text:style-name="P2"><text:s text:c="3"/><text:span text:style-name="T5">Кубит на ионной ловушке. Инициализация системы</text:span></text:p>
      <text:p text:style-name="P9"/>
      <text:p text:style-name="P9"/>
      <text:p text:style-name="P9">Процесс подготовки ионных кубитов выглядит следующим образом: сначала каким-либо способ ионизируется вещество <text:span text:style-name="T10">(например, бомбардировка атома кальция про температуре около 800 градусах для выбивания внешнего электрона). После этого ионы заключают в ионную ловушку и используют доплеровское охлаждение для достижения основного невозбужденного уровня. Кроме того, нужен способ контролирования состояния квантовой системы. Для этого используется вынужденное и спонтанное излучение. Вынужденное излучение представляет собой испускание фотона атомов в том же направлении в той ситуации, когда на атом попадает фотон с энергией, равной энергии перехода.</text:span></text:p>
      <text:p text:style-name="P9"/>
      <text:p text:style-name="P6"/>
      <text:p text:style-name="P9"/>
      <text:p text:style-name="P9"/>
      <text:p text:style-name="P9"/>
      <text:p text:style-name="P9"/>
      <text:p text:style-name="P9"/>
      <text:p text:style-name="P13"><text:s text:c="4"/></text:p>
      <text:p text:style-name="P13"><text:soft-page-break/><text:span text:style-name="T4">Кубит на ионной ловушке. Измерение конечного состояния</text:span></text:p>
      <text:p text:style-name="P9"/>
      <text:p text:style-name="P1"><text:span text:style-name="Основной_20_шрифт_20_абзаца"><text:span text:style-name="T1"><text:s text:c="4"/>Для измерения состояния кубита поступим следующим образом. Для начала необходимо высчитать частоту, которая может возбудить ион с </text:span></text:span><text:span text:style-name="Основной_20_шрифт_20_абзаца"><text:span text:style-name="T2">S на P энергетический уровень для определения состояния 0 или 1. Направляя пучок лазера непрерывно на ион, атом будет возбуждатся или переходить в основное состояние. При этом переходе будет испускаться излучения в видимом диапазоне. Однако, для этого же лазера он не сможет возбудить другое состояние в сверхтонкой структуре, так как нет достаточной энергии для такого перехода. В этом процессе при переходе из одного уровня энергии сверхтонкой структуры происходит излучения множественного количества фотонов, которые затем при помощи фотоумножителя происходит их регистрация. В том случае, если было другое состояние системы </text:span></text:span><text:span text:style-name="Основной_20_шрифт_20_абзаца"><text:span text:style-name="T3">(не 1, а 0), то излучения фотонов не будет.</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2-01-19T21:54:00Z</meta:creation-date>
    <dc:date>2023-01-22T23:53:58.685000000</dc:date>
    <meta:editing-cycles>28</meta:editing-cycles>
    <meta:editing-duration>P1DT16H53M4S</meta:editing-duration>
    <meta:document-statistic meta:table-count="0" meta:image-count="0" meta:object-count="0" meta:page-count="5" meta:paragraph-count="38" meta:word-count="1435" meta:character-count="11232" meta:non-whitespace-character-count="9712"/>
    <meta:template xlink:type="simple" xlink:actuate="onRequest" xlink:title="" xlink:href="Normal.dotm"/>
  </office:meta>
</office:document-meta>
</file>